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sualização estereoscópica – estereoscopia anaglífica</text:p>
      <text:p text:style-name="Standard"/>
      <text:p text:style-name="Standard">Este é o método mais antigo e mais simples para se implementar e ver imagens e vídeos estereoscópicos. Ele consiste em termos duas imagens RGB, sendo que elas são da mesma cena, distanciadas na horizontal aproximadamente 6,5cm uma da outra. Com isso, estamos simulando a visão humana, já que cada olho está aproximadamente 6,5 cm de distância e por isso têm pontos de vista diferente daquilo que enxergamos.</text:p>
      <text:p text:style-name="Standard"/>
      <text:p text:style-name="Standard">O método consiste de 3 passos: Com a imagem destinada ao olho direito, retiramos seu canal de cor vermelho (Figura 1). Já com a imagem destinada ao olho esquerdo, retiramos os canais verde e azul (Figura 2). Logo após, uma imagem é sobreposta à outra, e temos nossa imagem anaglífica (Figura 3)! Agora utilizando óculos apropriados, você consegue enxergar a imagem com diferentes níveis de profundidade.</text:p>
      <text:p text:style-name="Standard"/>
      <text:p text:style-name="Standard">Observe que o método descrito acima é o utilizado para visualização anaglífica com o óculos vermelho-ciano da figura ao lado. Para outros tipos, como verde-magenta, o método é similar, mudando apenas o canal de cor que vai ser extraído de cada imagem. Outro ponto de atenção é em relação à ordem das cores no óculos: para óculos vermelho-ciano, a cor vermelha fica na lente esquerda e a ciano fica na lente direita. Em outro post há um vídeo explicando como fazer um óculos desse tipo.(http://viva3d.blogspot.com/2011/02/veja-videos-em-3d-no-youtube.html)</text:p>
      <text:p text:style-name="Standard"/>
      <text:p text:style-name="Standard">Explicação</text:p>
      <text:p text:style-name="Standard">O óculos utilizado atua como um filtro. As lentes de cores diferentes irão “separar” as imagens novamente, baseados na cor que elas possuem, ou seja, a lente vermelha vai separar a imagem que possui apenas o canal vermelho e a lente ciano vai separar a imagem que possui apenas os canais verde e azuis. Com isso, seu olho esquerdo irá enxergar apenas a imagem vermelha e seu olho direito, apenas a imagem ciano, cabendo ao seu cérebro fazer a junção das duas e extrair as informações de profundidade.</text:p>
      <text:p text:style-name="Standard"/>
      <text:p text:style-name="Standard">Faça um teste: coloque o óculos vermelho-ciano. Feche o olho direito e olhe para a Figura 2, você irá enxergar a figura com vários pontos em vermelho. Agora faça o contrário, fechando o olho esquerdo e abrindo o direito e olhando novamente para a Figura 2. Você vai enxergar apenas preto, já que esta lente não filtra cor vermelha. Legal, não é?</text:p>
      <text:p text:style-name="Standard"/>
      <text:p text:style-name="Standard">Desvantagem</text:p>
      <text:p text:style-name="Standard">A <text:s/>principal <text:s/>desvantagem <text:s/>é <text:s/>que estamos tirando as cores reais de cada imagem, ou seja, perdemos informações. Com isso, a imagem resultante que nosso cérebro irá interpretar não possui as cores reais da imagem original.</text:p>
      <text:p text:style-name="Standard"/>
      <text:p text:style-name="Standard">Em futuros posts irei fazer um tutorial de como criar imagens anaglífica utilizando o Photoshop e um programa que eu criei. Aguardem!</text:p>
      <text:p text:style-name="Standard"/>
      <text:p text:style-name="Standard">Créditos das fotos</text:p>
      <text:p text:style-name="Standard">Óculos vermelho-ciano</text:p>
      <text:p text:style-name="Standard">Grupo de pessoas: base de imagens do mestr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eus Ricardo Uihara Zingarelli</meta:initial-creator>
    <meta:creation-date>2011-02-22T13:02:09.84</meta:creation-date>
    <dc:date>2011-02-22T14:30:41.75</dc:date>
    <dc:creator>Matheus Ricardo Uihara Zingarelli</dc:creator>
    <meta:editing-duration>PT01H14M50S</meta:editing-duration>
    <meta:editing-cycles>29</meta:editing-cycles>
    <meta:generator>BrOffice.org/3.2$Win32 OpenOffice.org_project/320m18$Build-9502</meta:generator>
    <meta:document-statistic meta:table-count="0" meta:image-count="0" meta:object-count="0" meta:page-count="1" meta:paragraph-count="13" meta:word-count="447" meta:character-count="2723"/>
  </office:meta>
</office:document-meta>
</file>